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F1FA0F581F4A50B7.jpg" manifest:media-type="image/jpe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FreeSans1" svg:font-family="Free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style:font-face style:name="FreeSans2" svg:font-family="FreeSans" style:font-family-generic="system" style:font-pitch="variable"/>
  </office:font-face-decls>
  <office:automatic-styles>
    <style:style style:name="Table1" style:family="table" style:master-page-name="">
      <style:table-properties style:width="16.596cm" fo:margin-left="0cm" style:page-number="auto" fo:break-before="auto" fo:break-after="auto" table:align="left" style:shadow="none" fo:keep-with-next="auto" style:may-break-between-rows="true" style:writing-mode="lr-tb" table:border-model="collapsing"/>
    </style:style>
    <style:style style:name="Table1.A" style:family="table-column">
      <style:table-column-properties style:column-width="8.248cm"/>
    </style:style>
    <style:style style:name="Table1.B" style:family="table-column">
      <style:table-column-properties style:column-width="4.124cm"/>
    </style:style>
    <style:style style:name="Table1.C" style:family="table-column">
      <style:table-column-properties style:column-width="4.225cm"/>
    </style:style>
    <style:style style:name="Table1.1" style:family="table-row">
      <style:table-row-properties fo:keep-together="auto"/>
    </style:style>
    <style:style style:name="Table1.A1" style:family="table-cell">
      <style:table-cell-properties fo:background-color="transparent" fo:padding="0.097cm" fo:border-left="none" fo:border-right="none" fo:border-top="2.5pt solid #666666" fo:border-bottom="1.5pt solid #999999" style:writing-mode="page">
        <style:background-image/>
      </style:table-cell-properties>
    </style:style>
    <style:style style:name="Table1.A2" style:family="table-cell">
      <style:table-cell-properties fo:background-color="#eeeeee" fo:padding="0.097cm" fo:border="none" style:writing-mode="page">
        <style:background-image/>
      </style:table-cell-properties>
    </style:style>
    <style:style style:name="Table1.A3" style:family="table-cell">
      <style:table-cell-properties fo:background-color="transparent" fo:padding="0.097cm" fo:border="none" style:writing-mode="page">
        <style:background-image/>
      </style:table-cell-properties>
    </style:style>
    <style:style style:name="Table1.A4"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5" style:family="paragraph" style:parent-style-name="Standard">
      <style:text-properties fo:language="en" fo:country="US"/>
    </style:style>
    <style:style style:name="P6"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9" style:family="paragraph" style:parent-style-name="Title">
      <style:text-properties fo:language="en" fo:country="US"/>
    </style:style>
    <style:style style:name="P10" style:family="paragraph" style:parent-style-name="Heading_20_1">
      <style:text-properties fo:language="en" fo:country="US"/>
    </style:style>
    <style:style style:name="P11" style:family="paragraph" style:parent-style-name="Text_20_body">
      <style:text-properties fo:language="en" fo:country="US"/>
    </style:style>
    <style:style style:name="P12" style:family="paragraph" style:parent-style-name="Text_20_body">
      <style:text-properties fo:language="en" fo:country="US" officeooo:rsid="005cc1f3" officeooo:paragraph-rsid="005cc1f3"/>
    </style:style>
    <style:style style:name="P13" style:family="paragraph" style:parent-style-name="Heading_20_2">
      <style:text-properties fo:language="en" fo:country="US"/>
    </style:style>
    <style:style style:name="P14" style:family="paragraph" style:parent-style-name="Standard">
      <style:text-properties officeooo:rsid="007fed62" officeooo:paragraph-rsid="007fed62"/>
    </style:style>
    <style:style style:name="P15" style:family="paragraph" style:parent-style-name="Text_20_body" style:list-style-name="L2">
      <style:text-properties fo:language="en" fo:country="US" officeooo:rsid="006cf1da" officeooo:paragraph-rsid="006cf1da"/>
    </style:style>
    <style:style style:name="P16" style:family="paragraph" style:parent-style-name="Text_20_body" style:list-style-name="L2">
      <style:text-properties fo:language="en" fo:country="US" officeooo:rsid="006cf1da" officeooo:paragraph-rsid="007fed62"/>
    </style:style>
    <style:style style:name="P17" style:family="paragraph" style:parent-style-name="Text_20_body" style:list-style-name="L5">
      <style:text-properties fo:language="en" fo:country="US" officeooo:rsid="006fdc7d" officeooo:paragraph-rsid="007fed62"/>
    </style:style>
    <style:style style:name="P18" style:family="paragraph" style:parent-style-name="Text_20_body" style:list-style-name="L4">
      <style:text-properties fo:language="en" fo:country="US" officeooo:rsid="007d69b8" officeooo:paragraph-rsid="007d69b8"/>
    </style:style>
    <style:style style:name="P19" style:family="paragraph" style:parent-style-name="Text_20_body">
      <style:text-properties fo:language="en" fo:country="US" officeooo:rsid="006b7074" officeooo:paragraph-rsid="006b7074"/>
    </style:style>
    <style:style style:name="P20" style:family="paragraph" style:parent-style-name="Text_20_body">
      <style:text-properties fo:language="en" fo:country="US" officeooo:rsid="0064b63a" officeooo:paragraph-rsid="0064b63a"/>
    </style:style>
    <style:style style:name="P21" style:family="paragraph" style:parent-style-name="Text_20_body" style:list-style-name="L6">
      <style:text-properties fo:language="en" fo:country="US" officeooo:rsid="0064b63a" officeooo:paragraph-rsid="008371f5"/>
    </style:style>
    <style:style style:name="P22" style:family="paragraph" style:parent-style-name="Text_20_body">
      <style:text-properties fo:language="en" fo:country="US" officeooo:rsid="005cc1f3" officeooo:paragraph-rsid="005cc1f3"/>
    </style:style>
    <style:style style:name="P23" style:family="paragraph" style:parent-style-name="Text_20_body">
      <style:text-properties fo:language="en" fo:country="US" officeooo:rsid="0088169a" officeooo:paragraph-rsid="0088169a"/>
    </style:style>
    <style:style style:name="P24" style:family="paragraph" style:parent-style-name="Text_20_body">
      <style:text-properties officeooo:paragraph-rsid="007fed62"/>
    </style:style>
    <style:style style:name="P25" style:family="paragraph" style:parent-style-name="Text_20_body" style:list-style-name="L5">
      <style:text-properties officeooo:paragraph-rsid="007fed62"/>
    </style:style>
    <style:style style:name="P26" style:family="paragraph" style:parent-style-name="Text_20_body" style:list-style-name="L7">
      <style:text-properties officeooo:paragraph-rsid="008371f5"/>
    </style:style>
    <style:style style:name="P2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788c3" officeooo:paragraph-rsid="008788c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5cc1f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ext_20_body">
      <style:paragraph-properties fo:text-align="end"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5cc1f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ext_20_body">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8788c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ext_20_body">
      <style:text-properties officeooo:paragraph-rsid="008bf889"/>
    </style:style>
    <style:style style:name="P32" style:family="paragraph" style:parent-style-name="Heading_20_1" style:master-page-name="First_20_Page">
      <style:paragraph-properties style:page-number="auto"/>
      <style:text-properties fo:language="en" fo:country="US"/>
    </style:style>
    <style:style style:name="P33" style:family="paragraph" style:parent-style-name="Heading_20_1">
      <style:text-properties fo:language="en" fo:country="US"/>
    </style:style>
    <style:style style:name="P34" style:family="paragraph" style:parent-style-name="Heading_20_1">
      <style:text-properties fo:language="en" fo:country="US" officeooo:rsid="007f584d" officeooo:paragraph-rsid="007f584d"/>
    </style:style>
    <style:style style:name="P35" style:family="paragraph" style:parent-style-name="Heading_20_1">
      <style:text-properties fo:language="en" fo:country="US" officeooo:rsid="007fe324" officeooo:paragraph-rsid="007fe324"/>
    </style:style>
    <style:style style:name="P36" style:family="paragraph" style:parent-style-name="Heading_20_1">
      <style:text-properties fo:language="en" fo:country="US" officeooo:rsid="0084db31" officeooo:paragraph-rsid="0084db31"/>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paragraph-rsid="008d6157"/>
    </style:style>
    <style:style style:name="P39" style:family="paragraph" style:parent-style-name="Heading_20_2">
      <style:text-properties fo:language="en" fo:country="US" officeooo:paragraph-rsid="008371f5"/>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officeooo:rsid="008788c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47316b"/>
    </style:style>
    <style:style style:name="T4" style:family="text">
      <style:text-properties officeooo:rsid="005bb22b"/>
    </style:style>
    <style:style style:name="T5" style:family="text">
      <style:text-properties fo:language="en" fo:country="US"/>
    </style:style>
    <style:style style:name="T6" style:family="text">
      <style:text-properties fo:language="en" fo:country="US" officeooo:rsid="008371f5"/>
    </style:style>
    <style:style style:name="T7" style:family="text">
      <style:text-properties fo:language="en" fo:country="US" officeooo:rsid="0064b63a"/>
    </style:style>
    <style:style style:name="T8" style:family="text">
      <style:text-properties fo:language="en" fo:country="US" officeooo:rsid="008d6157"/>
    </style:style>
    <style:style style:name="T9" style:family="text">
      <style:text-properties officeooo:rsid="007d69b8"/>
    </style:style>
    <style:style style:name="T10" style:family="text">
      <style:text-properties officeooo:rsid="007f584d"/>
    </style:style>
    <style:style style:name="T11" style:family="text">
      <style:text-properties officeooo:rsid="007fe324"/>
    </style:style>
    <style:style style:name="T12" style:family="text">
      <style:text-properties officeooo:rsid="007fed62"/>
    </style:style>
    <style:style style:name="T13" style:family="text">
      <style:text-properties officeooo:rsid="008371f5"/>
    </style:style>
    <style:style style:name="T14" style:family="text">
      <style:text-properties officeooo:rsid="008969ef"/>
    </style:style>
    <style:style style:name="T15" style:family="text">
      <style:text-properties officeooo:rsid="00256b93"/>
    </style:style>
    <style:style style:name="T16" style:family="text">
      <style:text-properties officeooo:rsid="008cda4a"/>
    </style:style>
    <style:style style:name="T17"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32">Project name <office:annotation><dc:creator>Unknown Author</dc:creator><dc:date>2015-04-01T13:40:11</dc:date><text:p text:style-name="P42"><text:span text:style-name="T17">Unique identifier name, specific to this pitch</text:span></text:p></office:annotation></text:p>
      <text:p text:style-name="P19">Canadian Office Project Manager</text:p>
      <text:p text:style-name="P10">Fellow<text:span text:style-name="T3">(s)</text:span></text:p>
      <text:p text:style-name="P11">Tarek Loubani</text:p>
      <text:p text:style-name="P34">Date</text:p>
      <text:p text:style-name="P11"><text:span text:style-name="T10">August 28, 2019</text:span></text:p>
      <text:p text:style-name="P35">Project description</text:p>
      <text:p text:style-name="Text_20_body">To hire, orient and train a project manager who will manage the administrative tasks of the team.</text:p>
      <text:p text:style-name="Heading_20_1">General report-back</text:p>
      <text:p text:style-name="Text_20_body">Carrie Wakem was hired for the position of project manager. Her work spanned several other informal roles, including accounting, administrative, and community management. During the first year, she was able to <text:span text:style-name="T11">orient herself with the project and contributed tremendously to the progress of the Glia team.</text:span></text:p>
      <text:p text:style-name="P38">Deliverables achieved</text:p>
      <text:p text:style-name="P24">During her first year, <text:span text:style-name="T12">Carrie was able to:</text:span></text:p>
      <text:list xml:id="list3497306285" text:style-name="L5">
        <text:list-item>
          <text:p text:style-name="P25">Orient herself with the project</text:p>
        </text:list-item>
        <text:list-item>
          <text:p text:style-name="P17">Maintain the project board (e.g., kanban board) and calendar</text:p>
        </text:list-item>
        <text:list-item>
          <text:p text:style-name="P25">Maintain and update communication tools such as Mattermost chat, WhatsApp group and email lists</text:p>
        </text:list-item>
        <text:list-item>
          <text:p text:style-name="P25">Aggregate and submit project financial statements</text:p>
        </text:list-item>
        <text:list-item>
          <text:p text:style-name="P25">Maintain meeting minutes</text:p>
        </text:list-item>
        <text:list-item>
          <text:p text:style-name="P25">Coordinate with the foreign office</text:p>
        </text:list-item>
        <text:list-item>
          <text:p text:style-name="P25">Coordinate with community members and volunteers</text:p>
        </text:list-item>
      </text:list>
      <text:list xml:id="list2405842386" text:style-name="L2">
        <text:list-item>
          <text:p text:style-name="P15">Organize weekly team meetings</text:p>
        </text:list-item>
        <text:list-item>
          <text:p text:style-name="P15">Coordinate quarterly project reports</text:p>
        </text:list-item>
        <text:list-item>
          <text:p text:style-name="P15">Co-manage the financial accounting with Tarek</text:p>
        </text:list-item>
        <text:list-item>
          <text:p text:style-name="P16"><text:span text:style-name="T12">Annual tax filing (in collaboration with accountant)</text:span></text:p>
        </text:list-item>
        <text:list-item>
          <text:p text:style-name="P16">Ensure that taxes, legal and financial forms are done and submitted on time</text:p>
        </text:list-item>
        <text:list-item>
          <text:p text:style-name="P16">Annual Science Research and Experimental Development (SRED) filing with Canadian Revenue Agency (CRA) to facilitate tax incentive for salary paid to Tarek Loubani</text:p>
        </text:list-item>
        <text:list-item>
          <text:p text:style-name="P16">Twice-yearly report on activities and successes</text:p>
        </text:list-item>
      </text:list>
      <text:p text:style-name="Heading_20_1">Deliverables not achieved</text:p>
      <text:p text:style-name="P14">All planned deliverables were achieved.</text:p>
      <text:p text:style-name="P37"><text:span text:style-name="T5">Measures of succes</text:span><text:span text:style-name="T8">s</text:span></text:p>
      <text:p text:style-name="P13"><text:span text:style-name="T13">Did you see ch</text:span>anges in behaviour <text:span text:style-name="T13">that you </text:span>expect<text:span text:style-name="T13">ed</text:span> to see?</text:p>
      <text:list xml:id="list2309849432" text:style-name="L4">
        <text:list-item>
          <text:p text:style-name="P18">The group <text:span text:style-name="T13">was</text:span> able to work more cohesively and efficiently</text:p>
        </text:list-item>
        <text:list-item>
          <text:p text:style-name="P18">The PM <text:span text:style-name="T13">was</text:span> able to more quickly identify blocking issues and barriers to progress in the overall projects. <text:span text:style-name="T13">While this was a huge improvement in the project's overall progress, it could have been optimized further – and it was in future </text:span></text:p>
        </text:list-item>
        <text:list-item>
          <text:p text:style-name="P18">Better maintained administrative life</text:p>
        </text:list-item>
      </text:list>
      <text:p text:style-name="P13"><text:span text:style-name="T13">Did you see changes in behaviour that you would have liked to see</text:span>?</text:p>
      <text:list xml:id="list1052467174" text:style-name="L6">
        <text:list-item>
          <text:p text:style-name="P21"><text:span text:style-name="T13">F</text:span>inancial reports and tax filings <text:span text:style-name="T13">were </text:span>completed <text:span text:style-name="T13">easily and on time </text:span>for this project year. <text:span text:style-name="T13">Maintaining this was essential to the health of the project.</text:span></text:p>
        </text:list-item>
        <text:list-item>
          <text:p text:style-name="P21"><text:span text:style-name="T13">Carrie grew further to encompass </text:span>ECG <text:span text:style-name="T13">and Tourniquet </text:span>project<text:span text:style-name="T13">s, as well as</text:span> administrative and management tasks of all <text:span text:style-name="T13">other smaller projects.</text:span></text:p>
        </text:list-item>
      </text:list>
      <text:p text:style-name="P39"><text:span text:style-name="T13">Did you see changes in behaviour that you would have loved to see</text:span>?</text:p>
      <text:list xml:id="list3070370879" text:style-name="L7">
        <text:list-item>
          <text:p text:style-name="P26"><text:span text:style-name="T6">Carrie </text:span><text:span text:style-name="T7">assisted with </text:span><text:span text:style-name="T6">drafting, writing, editing, corresponding and submitting </text:span><text:span text:style-name="T7">grant applications</text:span></text:p>
        </text:list-item>
        <text:list-item>
          <text:p text:style-name="P26"><text:span text:style-name="T6">She </text:span><text:span text:style-name="T7">also completed a grant-writing cours</text:span><text:span text:style-name="T6">e</text:span></text:p>
        </text:list-item>
      </text:list>
      <text:p text:style-name="P36">Budget</text:p>
      <table:table table:name="Table1" table:style-name="Table1" table:template-name="Tarek table">
        <table:table-column table:style-name="Table1.A"/>
        <table:table-column table:style-name="Table1.B"/>
        <table:table-column table:style-name="Table1.C"/>
        <table:table-row table:style-name="Table1.1">
          <table:table-cell table:style-name="Table1.A1" office:value-type="string">
            <text:p text:style-name="P28"/>
          </table:table-cell>
          <table:table-cell table:style-name="Table1.A1" office:value-type="string">
            <text:p text:style-name="P30">Canadian (CAD$)</text:p>
          </table:table-cell>
          <table:table-cell table:style-name="Table1.A1" office:value-type="string">
            <text:p text:style-name="P30">American (USD$)</text:p>
          </table:table-cell>
        </table:table-row>
        <table:table-row>
          <table:table-cell table:style-name="Table1.A2" office:value-type="string">
            <text:p text:style-name="P28">Approved <text:s/>budget</text:p>
          </table:table-cell>
          <table:table-cell table:style-name="Table1.A2" office:value-type="string">
            <text:p text:style-name="P29">55,000</text:p>
          </table:table-cell>
          <table:table-cell table:style-name="Table1.A2" office:value-type="string">
            <text:p text:style-name="P29">40,286.98</text:p>
          </table:table-cell>
        </table:table-row>
        <table:table-row>
          <table:table-cell table:style-name="Table1.A3" office:value-type="string">
            <text:p text:style-name="P28">Actual spend</text:p>
          </table:table-cell>
          <table:table-cell table:style-name="Table1.A3" office:value-type="string">
            <text:p text:style-name="P29">55,000</text:p>
          </table:table-cell>
          <table:table-cell table:style-name="Table1.A3" office:value-type="string">
            <text:p text:style-name="P29">44,549.49</text:p>
          </table:table-cell>
        </table:table-row>
        <table:table-row>
          <table:table-cell table:style-name="Table1.A4" office:value-type="string">
            <text:p text:style-name="P30">Difference</text:p>
          </table:table-cell>
          <table:table-cell table:style-name="Table1.A4" office:value-type="string">
            <text:p text:style-name="P41">0</text:p>
          </table:table-cell>
          <table:table-cell table:style-name="Table1.A4" office:value-type="string">
            <text:p text:style-name="P29">-4,262.51</text:p>
          </table:table-cell>
        </table:table-row>
      </table:table>
      <text:p text:style-name="P12"/>
      <text:p text:style-name="P12">Comparison and feedback: Overspend by $4,262.51 was due to forex difference.</text:p>
      <text:p text:style-name="P10"><text:soft-page-break/>Intellectual property outputs</text:p>
      <text:p text:style-name="P23">NA</text:p>
      <text:p text:style-name="P10">Learnings<office:annotation><dc:creator>Unknown Author</dc:creator><dc:date>2015-03-11T13:57:09</dc:date><text:p><text:span text:style-name="T17">What should you look out for?</text:span></text:p><text:p><text:span text:style-name="T17">What risks do you face in project implementation?</text:span></text:p><text:p><text:span text:style-name="T17">Risks for uptake?</text:span></text:p><text:p><text:span text:style-name="T17">Risks for exit/sustainability/viability?</text:span></text:p></office:annotation></text:p>
      <text:p text:style-name="P20">The role of the Project Manager went as planned for the first year. The PM was able to integrate in a supportive role to our remote office, embrace all project<text:span text:style-name="T14">s'</text:span> financials and become the lead in organ<text:span text:style-name="T14">i</text:span>zing the team’s calendar, task board and overall team communication. The PM <text:span text:style-name="T14">matured well and grew in </text:span>confiden<text:span text:style-name="T14">ce</text:span> as the role went on.</text:p>
      <text:p text:style-name="P20">We learned that having a Project Manager is vital to the larger project’s success. <text:span text:style-name="T14">I</text:span>n addition to an administrative leader, we also need a role such as this that unites all subprojects and their team members. The PM keeps teams within the project connected by sharing information and encouraging an overall positive morale.</text:p>
      <text:p text:style-name="Heading_20_1">Exit/Sustainability/Viability</text:p>
      <text:p text:style-name="P20">The Project Manager is expected to continue on for another year.</text:p>
      <text:p text:style-name="Heading_20_1">Conclusion</text:p>
      <text:p text:style-name="P20">Yes, the Project Manager has achieved all expectations in the role. It is expected that the PM will continue to grow in her role in the next few years. </text:p>
      <text:p text:style-name="Heading_20_1">Next steps</text:p>
      <text:p text:style-name="P20">Reinstate contract for Y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FreeSans1" svg:font-family="Free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style:font-face style:name="FreeSans2"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rek_20_table.1" style:display-name="Tarek table.1"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2" style:display-name="Tarek table.2"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3" style:display-name="Tarek table.3"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4" style:display-name="Tarek table.4"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5" style:display-name="Tarek table.5"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6" style:display-name="Tarek table.6"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7" style:display-name="Tarek table.7"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8" style:display-name="Tarek table.8"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9" style:display-name="Tarek table.9"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0" style:display-name="Tarek table.10"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1" style:display-name="Tarek table.11"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2" style:display-name="Tarek table.12"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3" style:display-name="Tarek table.13"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4" style:display-name="Tarek table.14"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5" style:display-name="Tarek table.15"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6" style:display-name="Tarek table.16"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table:table-template table:name="Tarek table" table:first-row-end-column="row" table:first-row-start-column="row" table:last-row-end-column="row" table:last-row-start-column="row">
      <table:first-row table:style-name="Tarek_20_table.1"/>
      <table:last-row table:style-name="Tarek_20_table.2"/>
      <table:first-column table:style-name="Tarek_20_table.3"/>
      <table:last-column table:style-name="Tarek_20_table.4"/>
      <table:body table:style-name="Tarek_20_table.9"/>
      <table:even-rows table:style-name="Tarek_20_table.5"/>
      <table:odd-rows table:style-name="Tarek_20_table.6"/>
      <table:even-columns table:style-name="Tarek_20_table.7"/>
      <table:odd-columns table:style-name="Tarek_20_table.8"/>
      <table:background table:style-name="Tarek_20_table.10"/>
      <loext:first-row-even-column table:style-name="Tarek_20_table.15"/>
      <loext:last-row-even-column table:style-name="Tarek_20_table.16"/>
      <loext:first-row-end-column table:style-name="Tarek_20_table.12"/>
      <loext:first-row-start-column table:style-name="Tarek_20_table.11"/>
      <loext:last-row-end-column table:style-name="Tarek_20_table.14"/>
      <loext:last-row-start-column table:style-name="Tarek_20_table.13"/>
    </table:table-templat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3" style:family="paragraph" style:parent-style-name="Standard">
      <style:text-properties fo:language="en" fo:country="US"/>
    </style:style>
    <style:style style:name="MP4"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5"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6" style:family="paragraph" style:parent-style-name="Header">
      <style:paragraph-properties fo:text-align="end" style:justify-single-word="false"/>
    </style:style>
    <style:style style:name="M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9" style:family="paragraph" style:parent-style-name="Title">
      <style:text-properties fo:language="en" fo:country="US"/>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T3" style:family="text">
      <style:text-properties officeooo:rsid="007f584d"/>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graphics1" text:anchor-type="paragraph" svg:x="14.111cm" svg:y="-0.587cm" svg:width="2.379cm" svg:height="3.62cm" draw:z-index="2"><draw:image xlink:href="Pictures/1000000000000672000004FBF1FA0F581F4A50B7.jpg" xlink:type="simple" xlink:show="embed" xlink:actuate="onLoad" loext:mime-type="image/jpeg"/></draw:frame></text:p>
        <text:p text:style-name="MP1"/>
        <text:p text:style-name="MP1"/>
        <text:p text:style-name="MP1"/>
        <text:p text:style-name="MP1"/>
        <text:p text:style-name="MP1"/>
        <text:p text:style-name="MP1"/>
      </style:header>
      <style:footer>
        <text:p text:style-name="MP2"/>
        <text:p text:style-name="MP3">Page <text:page-number text:select-page="current">4</text:page-number></text:p>
      </style:footer>
    </style:master-page>
    <style:master-page style:name="Convert_20_1" style:display-name="Convert 1" style:page-layout-name="Mpm2">
      <style:header>
        <text:p text:style-name="MP4"><draw:frame draw:style-name="Mfr1" draw:name="graphics2" text:anchor-type="paragraph" svg:x="14.111cm" svg:y="-0.587cm" svg:width="2.379cm" svg:height="3.62cm" draw:z-index="0"><draw:image xlink:href="Pictures/1000000000000672000004FBF1FA0F581F4A50B7.jpg" xlink:type="simple" xlink:show="embed" xlink:actuate="onLoad" loext:mime-type="image/jpeg"/></draw:frame></text:p>
        <text:p text:style-name="MP4"/>
        <text:p text:style-name="MP4"/>
        <text:p text:style-name="MP4"/>
        <text:p text:style-name="MP4"/>
        <text:p text:style-name="MP4"/>
        <text:p text:style-name="MP4"/>
      </style:header>
      <style:footer>
        <text:p text:style-name="MP5"><text:span text:style-name="MT1">Page </text:span><text:span text:style-name="MT1"><text:page-number text:select-page="current">0</text:page-number></text:span></text:p>
      </style:footer>
    </style:master-page>
    <style:master-page style:name="Convert_20_2" style:display-name="Convert 2" style:page-layout-name="Mpm2">
      <style:header>
        <text:p text:style-name="MP6"><text:span text:style-name="Page_20_Number"><text:span text:style-name="MT2">Page </text:span></text:span><text:span text:style-name="Page_20_Number"><text:span text:style-name="MT2"><text:page-number text:select-page="current">0</text:page-number></text:span></text:span></text:p>
        <text:p text:style-name="MP4"/>
        <text:p text:style-name="MP4"/>
      </style:header>
      <style:footer>
        <text:p text:style-name="MP7"/>
        <text:p text:style-name="MP7"/>
        <text:p text:style-name="MP8"/>
      </style:footer>
    </style:master-page>
    <style:master-page style:name="First_20_Page" style:display-name="First Page" style:page-layout-name="Mpm3" style:next-style-name="Standard">
      <style:header>
        <text:p text:style-name="MP1"><draw:frame draw:style-name="Mfr2" draw:name="graphics3" text:anchor-type="paragraph" svg:x="7.364cm" svg:y="-0.9cm" svg:width="9.61cm" svg:height="4.08cm" draw:z-index="3"><draw:image xlink:href="Pictures/1000000000000672000004FBF1FA0F581F4A50B7.jpg" xlink:type="simple" xlink:show="embed" xlink:actuate="onLoad" loext:mime-type="image/jpeg"/></draw:frame></text:p>
        <text:p text:style-name="MP1"/>
        <text:p text:style-name="MP1"/>
        <text:p text:style-name="MP9">Project <text:span text:style-name="MT3">Close Report</text:span></text:p>
        <text:p text:style-name="MP1"/>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MOU Template</dc:title>
    <meta:creation-date>2017-03-06T00:09:30.991933919</meta:creation-date>
    <dc:language>en-ZA</dc:language>
    <meta:editing-cycles>56</meta:editing-cycles>
    <meta:editing-duration>P1DT10H21M27S</meta:editing-duration>
    <meta:initial-creator>Tarek Loubani</meta:initial-creator>
    <dc:date>2019-09-11T14:47:10.426692148</dc:date>
    <dc:creator>Tarek Loubani</dc:creator>
    <meta:document-statistic meta:table-count="1" meta:image-count="3" meta:object-count="0" meta:page-count="4" meta:paragraph-count="67" meta:word-count="588" meta:character-count="3649" meta:non-whitespace-character-count="3144"/>
    <meta:user-defined meta:name="Info 1"/>
    <meta:user-defined meta:name="Info 2"/>
    <meta:user-defined meta:name="Info 3"/>
    <meta:user-defined meta:name="Info 4"/>
  </office:meta>
</office:document-meta>
</file>